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1154134" text:style-name="L1">
        <text:list-item>
          <text:p text:style-name="P2">Объедение «boot/firstconfig» с «index.php»</text:p>
        </text:list-item>
        <text:list-item>
          <text:p text:style-name="P1">Компиляция всей библиотеки «lib» в один файл с удалением комментариев и лишних пробелов, переводов каретки. </text:p>
        </text:list-item>
        <text:list-item>
          <text:p text:style-name="P1">Перехват ошибок отдельно для каждого контроллера шаблон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5T11:36:04</meta:creation-date>
    <dc:date>2009-08-07T22:01:42</dc:date>
    <meta:editing-duration>PT00H15M13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1" meta:paragraph-count="3" meta:word-count="29" meta:character-count="213"/>
  </office:meta>
</office:document-meta>
</file>